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528f0" officeooo:paragraph-rsid="0017abab"/>
    </style:style>
    <style:style style:name="P2" style:family="paragraph" style:parent-style-name="Standard">
      <style:text-properties officeooo:rsid="0017abab" officeooo:paragraph-rsid="0017abab"/>
    </style:style>
    <style:style style:name="P3" style:family="paragraph" style:parent-style-name="Standard">
      <style:text-properties officeooo:rsid="0017abab" officeooo:paragraph-rsid="001528f0"/>
    </style:style>
    <style:style style:name="P4" style:family="paragraph" style:parent-style-name="Standard">
      <style:text-properties officeooo:rsid="00197b72" officeooo:paragraph-rsid="00197b72"/>
    </style:style>
    <style:style style:name="P5" style:family="paragraph" style:parent-style-name="Standard">
      <style:text-properties officeooo:rsid="001b6551" officeooo:paragraph-rsid="001b6551"/>
    </style:style>
    <style:style style:name="P6" style:family="paragraph" style:parent-style-name="Standard">
      <style:text-properties officeooo:rsid="001d60cb" officeooo:paragraph-rsid="001d60cb"/>
    </style:style>
    <style:style style:name="P7" style:family="paragraph" style:parent-style-name="Standard" style:list-style-name="L1">
      <style:text-properties officeooo:rsid="001b6551" officeooo:paragraph-rsid="001b6551"/>
    </style:style>
    <style:style style:name="P8" style:family="paragraph" style:parent-style-name="Standard" style:list-style-name="L2">
      <style:text-properties officeooo:rsid="001b6551" officeooo:paragraph-rsid="001b6551"/>
    </style:style>
    <style:style style:name="P9" style:family="paragraph" style:parent-style-name="Standard" style:list-style-name="L5">
      <style:text-properties officeooo:rsid="001b6551" officeooo:paragraph-rsid="001b6551"/>
    </style:style>
    <style:style style:name="P10" style:family="paragraph" style:parent-style-name="Standard" style:list-style-name="L4">
      <style:text-properties officeooo:rsid="001528f0" officeooo:paragraph-rsid="001d60cb"/>
    </style:style>
    <style:style style:name="P11" style:family="paragraph" style:parent-style-name="Standard" style:list-style-name="L5">
      <style:text-properties officeooo:rsid="001528f0" officeooo:paragraph-rsid="0017abab"/>
    </style:style>
    <style:style style:name="P12" style:family="paragraph" style:parent-style-name="Standard" style:list-style-name="L2">
      <style:text-properties officeooo:rsid="001d60cb" officeooo:paragraph-rsid="001d60cb"/>
    </style:style>
    <style:style style:name="P13" style:family="paragraph" style:parent-style-name="Standard" style:list-style-name="L3">
      <style:text-properties officeooo:rsid="001d60cb" officeooo:paragraph-rsid="0017abab"/>
    </style:style>
    <style:style style:name="P14" style:family="paragraph" style:parent-style-name="Standard" style:list-style-name="L4">
      <style:text-properties officeooo:rsid="001d60cb" officeooo:paragraph-rsid="001d60cb"/>
    </style:style>
    <style:style style:name="P15" style:family="paragraph" style:parent-style-name="Standard" style:list-style-name="L5">
      <style:text-properties officeooo:rsid="001d60cb" officeooo:paragraph-rsid="001d60cb"/>
    </style:style>
    <style:style style:name="P16" style:family="paragraph" style:parent-style-name="Standard" style:list-style-name="L6">
      <style:text-properties officeooo:rsid="001d60cb" officeooo:paragraph-rsid="001d659d"/>
    </style:style>
    <style:style style:name="P17" style:family="paragraph" style:parent-style-name="Standard" style:list-style-name="L6">
      <style:text-properties officeooo:rsid="001d60cb" officeooo:paragraph-rsid="001d60cb"/>
    </style:style>
    <style:style style:name="P18" style:family="paragraph" style:parent-style-name="Standard" style:list-style-name="L5">
      <style:text-properties officeooo:rsid="00197b72" officeooo:paragraph-rsid="00197b72"/>
    </style:style>
    <style:style style:name="P19" style:family="paragraph" style:parent-style-name="Standard" style:list-style-name="L5">
      <style:text-properties officeooo:rsid="00197b72" officeooo:paragraph-rsid="002867ba"/>
    </style:style>
    <style:style style:name="P20" style:family="paragraph" style:parent-style-name="Standard" style:list-style-name="L5">
      <style:text-properties officeooo:rsid="00219f42" officeooo:paragraph-rsid="00219f42"/>
    </style:style>
    <style:style style:name="P21" style:family="paragraph" style:parent-style-name="Standard" style:list-style-name="L5">
      <style:text-properties officeooo:rsid="0022c8d9" officeooo:paragraph-rsid="0022c8d9"/>
    </style:style>
    <style:style style:name="P22" style:family="paragraph" style:parent-style-name="Standard" style:list-style-name="L5">
      <style:text-properties officeooo:rsid="001e911d" officeooo:paragraph-rsid="001e911d"/>
    </style:style>
    <style:style style:name="P23" style:family="paragraph" style:parent-style-name="Standard" style:list-style-name="L6">
      <style:text-properties officeooo:rsid="001d659d" officeooo:paragraph-rsid="001d659d"/>
    </style:style>
    <style:style style:name="P24" style:family="paragraph" style:parent-style-name="Standard" style:list-style-name="L6">
      <style:text-properties officeooo:rsid="001dfdc8" officeooo:paragraph-rsid="001dfdc8"/>
    </style:style>
    <style:style style:name="P25" style:family="paragraph" style:parent-style-name="Standard" style:list-style-name="L6">
      <style:text-properties officeooo:rsid="0020758c" officeooo:paragraph-rsid="0020758c"/>
    </style:style>
    <style:style style:name="P26" style:family="paragraph" style:parent-style-name="Standard" style:list-style-name="L1">
      <style:text-properties officeooo:rsid="001b6551" officeooo:paragraph-rsid="001b6551" fo:background-color="#008000"/>
    </style:style>
    <style:style style:name="P27" style:family="paragraph" style:parent-style-name="Standard" style:list-style-name="L2">
      <style:text-properties officeooo:rsid="001b6551" officeooo:paragraph-rsid="001b6551" fo:background-color="#008000"/>
    </style:style>
    <style:style style:name="P28" style:family="paragraph" style:parent-style-name="Standard" style:list-style-name="L5">
      <style:text-properties officeooo:rsid="001b6551" officeooo:paragraph-rsid="001b6551" fo:background-color="#008000"/>
    </style:style>
    <style:style style:name="P29" style:family="paragraph" style:parent-style-name="Standard" style:list-style-name="L2">
      <style:text-properties officeooo:rsid="001528f0" officeooo:paragraph-rsid="0017abab" fo:background-color="#008000"/>
    </style:style>
    <style:style style:name="P30" style:family="paragraph" style:parent-style-name="Standard" style:list-style-name="L3">
      <style:text-properties officeooo:rsid="001528f0" officeooo:paragraph-rsid="0017abab" fo:background-color="#008000"/>
    </style:style>
    <style:style style:name="P31" style:family="paragraph" style:parent-style-name="Standard" style:list-style-name="L2">
      <style:text-properties officeooo:rsid="0017abab" officeooo:paragraph-rsid="0017abab" fo:background-color="#008000"/>
    </style:style>
    <style:style style:name="P32" style:family="paragraph" style:parent-style-name="Standard" style:list-style-name="L5">
      <style:text-properties officeooo:rsid="00197b72" officeooo:paragraph-rsid="00197b72" fo:background-color="#008000"/>
    </style:style>
    <style:style style:name="P33" style:family="paragraph" style:parent-style-name="Standard" style:list-style-name="L5">
      <style:text-properties officeooo:rsid="00266956" officeooo:paragraph-rsid="00266956" fo:background-color="#008000"/>
    </style:style>
    <style:style style:name="P34" style:family="paragraph" style:parent-style-name="Standard" style:list-style-name="L5">
      <style:text-properties officeooo:rsid="0022c8d9" officeooo:paragraph-rsid="0022c8d9" fo:background-color="#008000"/>
    </style:style>
    <style:style style:name="P35" style:family="paragraph" style:parent-style-name="Standard" style:list-style-name="L5">
      <style:text-properties officeooo:rsid="001d60cb" officeooo:paragraph-rsid="001d60cb" fo:background-color="#008000"/>
    </style:style>
    <style:style style:name="P36" style:family="paragraph" style:parent-style-name="Standard" style:list-style-name="L5">
      <style:text-properties officeooo:rsid="001fc1c7" officeooo:paragraph-rsid="001fc1c7" fo:background-color="#008000"/>
    </style:style>
    <style:style style:name="P37" style:family="paragraph" style:parent-style-name="Standard" style:list-style-name="L5">
      <style:text-properties officeooo:rsid="00248a91" officeooo:paragraph-rsid="00248a91" fo:background-color="#008000"/>
    </style:style>
    <style:style style:name="P38" style:family="paragraph" style:parent-style-name="Standard" style:list-style-name="L5">
      <style:text-properties officeooo:rsid="002e4ec1" officeooo:paragraph-rsid="002e4ec1" fo:background-color="#008000"/>
    </style:style>
    <style:style style:name="T1" style:family="text">
      <style:text-properties officeooo:rsid="0016259b"/>
    </style:style>
    <style:style style:name="T2" style:family="text">
      <style:text-properties officeooo:rsid="001dfdc8"/>
    </style:style>
    <style:style style:name="T3" style:family="text">
      <style:text-properties officeooo:rsid="0021398f"/>
    </style:style>
    <style:style style:name="T4" style:family="text">
      <style:text-properties officeooo:rsid="00227bab"/>
    </style:style>
    <style:style style:name="T5" style:family="text">
      <style:text-properties fo:background-color="#008000" loext:char-shading-value="0"/>
    </style:style>
    <style:style style:name="T6" style:family="text">
      <style:text-properties fo:background-color="#008000" loext:char-shading-value="0"/>
    </style:style>
    <style:style style:name="T7" style:family="text">
      <style:text-properties officeooo:rsid="00219f42" fo:background-color="#008000" loext:char-shading-value="0"/>
    </style:style>
    <style:style style:name="T8" style:family="text">
      <style:text-properties officeooo:rsid="00219f42" fo:background-color="#008000" loext:char-shading-value="0"/>
    </style:style>
    <style:style style:name="T9" style:family="text">
      <style:text-properties officeooo:rsid="00219f4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The ultimate goal of this project is to create a highly versatile graph database that allows for creation, manipulation, and querying of graph based data</text:p>
      <text:p text:style-name="P3"/>
      <text:p text:style-name="P2"/>
      <text:p text:style-name="P5">Misc:</text:p>
      <text:list xml:id="list1026770437" text:style-name="L1">
        <text:list-item>
          <text:p text:style-name="P26">Run from command line to allow user input</text:p>
        </text:list-item>
        <text:list-item>
          <text:p text:style-name="P7">Have a /help command that will pull documentation from files</text:p>
        </text:list-item>
        <text:list-item>
          <text:p text:style-name="P26">Have a proper /exit to end the program</text:p>
        </text:list-item>
        <text:list-item>
          <text:p text:style-name="P26">Create a graph from reading a raw text</text:p>
        </text:list-item>
      </text:list>
      <text:p text:style-name="P2">Graphs:</text:p>
      <text:list xml:id="list4148940642" text:style-name="L2">
        <text:list-item>
          <text:p text:style-name="P29">Allow for adding nodes to a graph</text:p>
        </text:list-item>
        <text:list-item>
          <text:p text:style-name="P29">Allow for removing nodes from a graph</text:p>
        </text:list-item>
        <text:list-item>
          <text:p text:style-name="P29">Allow adding connections between nodes</text:p>
        </text:list-item>
        <text:list-item>
          <text:p text:style-name="P27">Allow for removing connections between nodes</text:p>
        </text:list-item>
        <text:list-item>
          <text:p text:style-name="P29">Allow getting all the nodes in a graph</text:p>
        </text:list-item>
        <text:list-item>
          <text:p text:style-name="P31">Allow for getting all connections from a list of nodes</text:p>
        </text:list-item>
        <text:list-item>
          <text:p text:style-name="P29">Allow for reading a formatted data file and creating nodes from that</text:p>
        </text:list-item>
        <text:list-item>
          <text:p text:style-name="P29">Allow for reading a formatted data file and creating connections from that</text:p>
        </text:list-item>
        <text:list-item>
          <text:p text:style-name="P12">Allow for reading a formatted file and creating node hierarchies fromt that</text:p>
        </text:list-item>
        <text:list-item>
          <text:p text:style-name="P8"><text:span text:style-name="T6">Printing a formatted list of all data about the graph, and its nodes</text:span> and queries</text:p>
        </text:list-item>
        <text:list-item>
          <text:p text:style-name="P27">Save a graph to file</text:p>
        </text:list-item>
      </text:list>
      <text:p text:style-name="P2">Nodes:</text:p>
      <text:list xml:id="list3296306638" text:style-name="L3">
        <text:list-item>
          <text:p text:style-name="P30">Allow multiple connections between two nodes</text:p>
        </text:list-item>
        <text:list-item>
          <text:p text:style-name="P30">Allow for traffic data to be added to connections</text:p>
        </text:list-item>
        <text:list-item>
          <text:p text:style-name="P30">Allow for attaching data to nodes</text:p>
        </text:list-item>
        <text:list-item>
          <text:p text:style-name="P30">Allow for attaching data to nodes in the form of key:value pairs</text:p>
        </text:list-item>
        <text:list-item>
          <text:p text:style-name="P30">Allow for getting all the connections in a node</text:p>
        </text:list-item>
        <text:list-item>
          <text:p text:style-name="P13"/>
        </text:list-item>
      </text:list>
      <text:p text:style-name="P6">Groups:</text:p>
      <text:list xml:id="list1033847134" text:style-name="L4">
        <text:list-item>
          <text:p text:style-name="P10">Allow for creating hierarchies of nodes where children inherit data and search properties from ancestors</text:p>
          <text:list>
            <text:list-item>
              <text:p text:style-name="P14">Proper loop checking for preventing making a node their own ancestor</text:p>
            </text:list-item>
          </text:list>
        </text:list-item>
        <text:list-item>
          <text:p text:style-name="P14">Allow for hierarchy probabalistic determination</text:p>
          <text:list>
            <text:list-item>
              <text:p text:style-name="P14">Aka if something has a high enough similarity to the objects belonging to a group it becomes part of that group</text:p>
              <text:list>
                <text:list-item>
                  <text:p text:style-name="P14">If it looks like a duck and quacks like a duck, it's probably a duck</text:p>
                </text:list-item>
                <text:list-item>
                  <text:p text:style-name="P14">Another example being if a new word is used outside a dictionary, being able to determine what kind of word it is(noun, verb, etc) based on context</text:p>
                </text:list-item>
              </text:list>
            </text:list-item>
          </text:list>
        </text:list-item>
        <text:list-item>
          <text:p text:style-name="P14"/>
        </text:list-item>
      </text:list>
      <text:p text:style-name="P1"/>
      <text:p text:style-name="P2">Queries:</text:p>
      <text:list xml:id="list4101677995" text:style-name="L5">
        <text:list-item>
          <text:p text:style-name="P18">Run a query directly on a group of nodes in a graph</text:p>
        </text:list-item>
        <text:list-item>
          <text:p text:style-name="P18">Run a query on the connections from nodes to allow traversal of a graph</text:p>
          <text:list>
            <text:list-item>
              <text:p text:style-name="P28">Traffic data</text:p>
            </text:list-item>
            <text:list-item>
              <text:p text:style-name="P28">Verbs</text:p>
            </text:list-item>
            <text:list-item>
              <text:p text:style-name="P28">left and right node names</text:p>
            </text:list-item>
            <text:list-item>
              <text:p text:style-name="P9">Number of connections to a node from a node</text:p>
            </text:list-item>
            <text:list-item>
              <text:p text:style-name="P9">Number of connections in total from a node</text:p>
            </text:list-item>
          </text:list>
        </text:list-item>
        <text:list-item>
          <text:p text:style-name="P37">Possibly add safety code that ensures that a parameter cannot evaluate into itself due to the way <text:soft-page-break/>string handling works. For instance LENGTH(Data) == 4 could give a false positive if Data does not exist for that node/connection, since "Data" is 4 chars long.</text:p>
          <text:list>
            <text:list-item>
              <text:p text:style-name="P38">Strings won't evaluate if they don't have all the necessary variables, effectively circumventing this problem</text:p>
            </text:list-item>
          </text:list>
        </text:list-item>
        <text:list-item>
          <text:p text:style-name="P11">Allow for parsing an infix notation string as a mathematical expression, including both math operations and boolean logic</text:p>
          <text:list>
            <text:list-item>
              <text:p text:style-name="P32">Proper parenthesis management</text:p>
            </text:list-item>
            <text:list-item>
              <text:p text:style-name="P18">Allow binary operations</text:p>
              <text:list>
                <text:list-item>
                  <text:p text:style-name="P32">+, -, *, /, %, ^</text:p>
                </text:list-item>
                <text:list-item>
                  <text:p text:style-name="P18"><text:span text:style-name="T6">&amp;&amp;, ||</text:span>, XOR, XNOR, NAND</text:p>
                </text:list-item>
                <text:list-item>
                  <text:p text:style-name="P32">logbase</text:p>
                </text:list-item>
                <text:list-item>
                  <text:p text:style-name="P18"><text:span text:style-name="T6">leven</text:span></text:p>
                </text:list-item>
              </text:list>
            </text:list-item>
            <text:list-item>
              <text:p text:style-name="P18">Ternary operators</text:p>
              <text:list>
                <text:list-item>
                  <text:p text:style-name="P32">==, &gt;, &lt;, &gt;=, &lt;=, !=</text:p>
                </text:list-item>
              </text:list>
            </text:list-item>
            <text:list-item>
              <text:p text:style-name="P11"><text:span text:style-name="T4">U</text:span>nary operations</text:p>
              <text:list>
                <text:list-item>
                  <text:p text:style-name="P18"><text:span text:style-name="T6">NOT</text:span>, <text:span text:style-name="T6">abs</text:span>, <text:span text:style-name="T6">sqrt</text:span>, <text:span text:style-name="T8">String length</text:span></text:p>
                </text:list-item>
              </text:list>
            </text:list-item>
            <text:list-item>
              <text:p text:style-name="P11">Allow for <text:span text:style-name="T3">n-ary</text:span> operations<text:span text:style-name="T1">(stuff like Max)</text:span></text:p>
              <text:list>
                <text:list-item>
                  <text:p text:style-name="P32">Max, min, average</text:p>
                </text:list-item>
                <text:list-item>
                  <text:p text:style-name="P19">Smallest string, largest string</text:p>
                </text:list-item>
                <text:list-item>
                  <text:p text:style-name="P19"/>
                </text:list-item>
              </text:list>
            </text:list-item>
            <text:list-item>
              <text:p text:style-name="P21">String handling</text:p>
              <text:list>
                <text:list-item>
                  <text:p text:style-name="P34">String length</text:p>
                </text:list-item>
                <text:list-item>
                  <text:p text:style-name="P34">Substring count</text:p>
                </text:list-item>
                <text:list-item>
                  <text:p text:style-name="P34">Replace substring(s) in string with another substring</text:p>
                </text:list-item>
                <text:list-item>
                  <text:p text:style-name="P33">String concatenation</text:p>
                  <text:list>
                    <text:list-item>
                      <text:p text:style-name="P33">Works under + operator</text:p>
                    </text:list-item>
                  </text:list>
                </text:list-item>
              </text:list>
            </text:list-item>
            <text:list-item>
              <text:p text:style-name="P20">Functionality for group wide variables</text:p>
              <text:list>
                <text:list-item>
                  <text:p text:style-name="P20">Get the max/min values from all the nodes/connections in a query</text:p>
                </text:list-item>
                <text:list-item>
                  <text:p text:style-name="P20">Count all the nodes/connections in a query</text:p>
                </text:list-item>
              </text:list>
            </text:list-item>
            <text:list-item>
              <text:p text:style-name="P9">Random function</text:p>
              <text:list>
                <text:list-item>
                  <text:p text:style-name="P9">Random range</text:p>
                  <text:list>
                    <text:list-item>
                      <text:p text:style-name="P15">Gaussian and linear distribution</text:p>
                    </text:list-item>
                  </text:list>
                </text:list-item>
                <text:list-item>
                  <text:p text:style-name="P28">Randomness preserved between individual evaluations(aka the entire query)</text:p>
                  <text:list>
                    <text:list-item>
                      <text:p text:style-name="P28">So generate a random number, then check that number against everything</text:p>
                    </text:list-item>
                  </text:list>
                </text:list-item>
                <text:list-item>
                  <text:p text:style-name="P28">Randomness not preserved between evaluations</text:p>
                  <text:list>
                    <text:list-item>
                      <text:p text:style-name="P28">Generate a new random number each time</text:p>
                    </text:list-item>
                    <text:list-item>
                      <text:p text:style-name="P9"/>
                    </text:list-item>
                  </text:list>
                </text:list-item>
              </text:list>
            </text:list-item>
          </text:list>
        </text:list-item>
        <text:list-item>
          <text:p text:style-name="P35">Random walks across a graph</text:p>
        </text:list-item>
        <text:list-item>
          <text:p text:style-name="P35">Piping results of queries into other queries</text:p>
        </text:list-item>
        <text:list-item>
          <text:p text:style-name="P35">Allow for <text:span text:style-name="T2">getting the shortest distance traversal between a start and end node, which includes all nodes making up that path</text:span></text:p>
          <text:list>
            <text:list-item>
              <text:p text:style-name="P22">same goes for farthest</text:p>
            </text:list-item>
            <text:list-item>
              <text:p text:style-name="P36">Will fail properly in some way if no path exists(presumably return an empty list)</text:p>
            </text:list-item>
          </text:list>
        </text:list-item>
        <text:list-item>
          <text:p text:style-name="P35">Query all nodes</text:p>
        </text:list-item>
      </text:list>
      <text:p text:style-name="P2"/>
      <text:p text:style-name="P6">Processes:</text:p>
      <text:list xml:id="list3126025665" text:style-name="L6">
        <text:list-item>
          <text:p text:style-name="P16">Allow for instanced chains of objects that use connections with logic attached to them to perform complex walks</text:p>
          <text:list>
            <text:list-item>
              <text:p text:style-name="P16">The goal being being able to essentially create mini programs inside of a graph stucture</text:p>
            </text:list-item>
          </text:list>
        </text:list-item>
        <text:list-item>
          <text:p text:style-name="P17"><text:soft-page-break/>Maintain a start point, and possible end points</text:p>
        </text:list-item>
        <text:list-item>
          <text:p text:style-name="P17">Possess their own data and metadata similar to a node</text:p>
          <text:list>
            <text:list-item>
              <text:p text:style-name="P23">Maintain operations on the data that changes as the process is traversed</text:p>
            </text:list-item>
          </text:list>
        </text:list-item>
        <text:list-item>
          <text:p text:style-name="P24">Properly detect if a node in them is removed and break, removing all connections they're attached to to prevent memory leaks</text:p>
        </text:list-item>
        <text:list-item>
          <text:p text:style-name="P25">Processes behave like nodes, with added functionality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H27M44S</meta:editing-duration>
    <meta:editing-cycles>17</meta:editing-cycles>
    <meta:generator>LibreOffice/5.3.0.3$Windows_X86_64 LibreOffice_project/7074905676c47b82bbcfbea1aeefc84afe1c50e1</meta:generator>
    <dc:date>2017-05-06T23:31:55.939000000</dc:date>
    <meta:document-statistic meta:table-count="0" meta:image-count="0" meta:object-count="0" meta:page-count="3" meta:paragraph-count="89" meta:word-count="783" meta:character-count="4237" meta:non-whitespace-character-count="3621"/>
    <meta:user-defined meta:name="Info 1"/>
    <meta:user-defined meta:name="Info 2"/>
    <meta:user-defined meta:name="Info 3"/>
    <meta:user-defined meta:name="Info 4"/>
  </office:meta>
</office:document-meta>
</file>